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</style:style>
    <style:style style:name="P2" style:family="paragraph" style:parent-style-name="Text_20_body">
      <style:paragraph-properties fo:margin-left="0.9846in" fo:margin-right="0in" fo:text-indent="-0.6in" style:auto-text-indent="false"/>
      <style:text-properties officeooo:paragraph-rsid="002002ec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style:text-underline-style="none" fo:font-weight="bold" officeooo:rsid="00163079" officeooo:paragraph-rsid="00174147" style:font-name-asian="Ubuntu Medium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63079" officeooo:paragraph-rsid="00174147" style:font-name-asian="Ubuntu Medium" style:font-size-asian="11pt" style:font-size-complex="11pt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63079" officeooo:paragraph-rsid="00163079" style:font-name-asian="Ubuntu Medium" style:font-size-asian="11pt" style:font-size-complex="11pt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e3bbc" officeooo:paragraph-rsid="001e3bbc" style:font-name-asian="Ubuntu Medium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0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1" style:family="paragraph" style:parent-style-name="Heading_20_4">
      <style:paragraph-properties fo:margin-left="0.9846in" fo:margin-right="0in" fo:text-indent="-0.6in" style:auto-text-indent="false"/>
    </style:style>
    <style:style style:name="P12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 fo:font-weight="bold" officeooo:rsid="00163079" style:font-weight-asian="bold" style:font-weight-complex="bold"/>
    </style:style>
    <style:style style:name="T2" style:family="text">
      <style:text-properties style:text-underline-style="none" officeooo:rsid="00163079"/>
    </style:style>
    <style:style style:name="T3" style:family="text">
      <style:text-properties style:text-underline-style="none" officeooo:rsid="002002ec"/>
    </style:style>
    <style:style style:name="T4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进程</text:h>
      <text:h text:style-name="P11" text:outline-level="4"><text:span text:style-name="T2">fork</text:span></text:h>
      <text:p text:style-name="P1"><text:span text:style-name="T2">--</text:span><text:span text:style-name="T1">原型</text:span><text:span text:style-name="T2">--</text:span></text:p>
      <text:p text:style-name="P2"><text:span text:style-name="T3">#include &lt;unistd.h&gt;</text:span></text:p>
      <text:h text:style-name="P10" text:outline-level="3">信号</text:h>
      <text:h text:style-name="P12" text:outline-level="4">signal</text:h>
      <text:p text:style-name="P3">--原型--</text:p>
      <text:p text:style-name="P4">#include &lt;signal.h&gt;</text:p>
      <text:p text:style-name="P5">typedef void (*sighandler_t)(int);</text:p>
      <text:p text:style-name="P6">sighandler_t signal(int signum, sighandler_t handler); </text:p>
      <text:p text:style-name="P7">--描述--</text:p>
      <text:p text:style-name="P6">singal绑定信号signum和信号处理函数handler，并将绑定信息通知操作系统内核。</text:p>
      <text:p text:style-name="P9">当程序执行过signal函数后，当程序收到它绑定的信号signum后，handler函数会被执行</text:p>
      <text:p text:style-name="P7">--参数--</text:p>
      <text:p text:style-name="P7">signum为需绑定的信号，handler为信号处理函数地址</text:p>
      <text:p text:style-name="P7">--<text:span text:style-name="T4">more--</text:span></text:p>
      <text:p text:style-name="P8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29:01</dc:date>
    <dc:creator>Kevin </dc:creator>
    <meta:editing-duration>PT26M40S</meta:editing-duration>
    <meta:editing-cycles>12</meta:editing-cycles>
    <meta:generator>LibreOffice/4.0.2.2$Linux_x86 LibreOffice_project/400m0$Build-2</meta:generator>
    <meta:document-statistic meta:table-count="0" meta:image-count="0" meta:object-count="0" meta:page-count="1" meta:paragraph-count="17" meta:word-count="127" meta:character-count="320" meta:non-whitespace-character-count="309"/>
  </office:meta>
</office:document-meta>
</file>